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ras Bold ITC" svg:font-family="Eras Bold ITC" style:font-family-generic="swiss" style:font-pitch="variable" svg:panose-1="2 11 9 7 3 5 4 2 2 4"/>
    <style:font-face style:name="Algerian" svg:font-family="Algerian" style:font-family-generic="decorative" style:font-pitch="variable" svg:panose-1="4 2 7 5 4 10 2 6 7 2"/>
  </office:font-face-decls>
  <office:automatic-styles>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style:font-name="Eras Bold ITC" fo:font-weight="bold" style:font-weight-asian="bold" style:font-weight-complex="bold" fo:font-size="18pt" style:font-size-asian="18pt" style:font-size-complex="18pt" fo:language="en" fo:country="US"/>
    </style:style>
    <style:style style:name="T3" style:parent-style-name="DefaultParagraphFont" style:family="text">
      <style:text-properties fo:font-weight="bold" style:font-weight-asian="bold" style:font-weight-complex="bold" fo:font-size="15pt" style:font-size-asian="15pt" style:font-size-complex="15pt"/>
    </style:style>
    <style:style style:name="T4" style:parent-style-name="DefaultParagraphFont" style:family="text">
      <style:text-properties fo:font-weight="bold" style:font-weight-asian="bold" style:font-weight-complex="bold" fo:font-size="15pt" style:font-size-asian="15pt" style:font-size-complex="15pt"/>
    </style:style>
    <style:style style:name="T5" style:parent-style-name="DefaultParagraphFont" style:family="text">
      <style:text-properties fo:font-weight="bold" style:font-weight-asian="bold" style:font-weight-complex="bold" fo:font-size="19pt" style:font-size-asian="19pt" style:font-size-complex="15pt"/>
    </style:style>
    <style:style style:name="T6" style:parent-style-name="DefaultParagraphFont" style:family="text">
      <style:text-properties fo:font-size="13pt" style:font-size-asian="13pt"/>
    </style:style>
    <style:style style:name="T7" style:parent-style-name="DefaultParagraphFont" style:family="text">
      <style:text-properties fo:font-weight="bold" style:font-weight-asian="bold" fo:font-size="16pt" style:font-size-asian="16pt" style:font-size-complex="14pt"/>
    </style:style>
    <style:style style:name="P8" style:parent-style-name="Normal" style:family="paragraph">
      <style:paragraph-properties fo:text-align="center"/>
      <style:text-properties fo:font-weight="bold" style:font-weight-asian="bold" fo:font-size="16pt" style:font-size-asian="16pt" style:font-size-complex="14pt"/>
    </style:style>
    <style:style style:name="P9" style:parent-style-name="Normal" style:family="paragraph">
      <style:paragraph-properties fo:text-align="center"/>
    </style:style>
    <style:style style:name="T10" style:parent-style-name="DefaultParagraphFont" style:family="text">
      <style:text-properties fo:font-weight="bold" style:font-weight-asian="bold" fo:font-size="16pt" style:font-size-asian="16pt" style:font-size-complex="14pt"/>
    </style:style>
    <style:style style:name="P11" style:parent-style-name="Normal" style:family="paragraph">
      <style:paragraph-properties fo:text-align="center"/>
      <style:text-properties fo:font-weight="bold" style:font-weight-asian="bold" fo:font-size="15pt" style:font-size-asian="15pt" style:font-size-complex="16pt"/>
    </style:style>
    <style:style style:name="P12" style:parent-style-name="Normal" style:family="paragraph">
      <style:paragraph-properties fo:text-align="center"/>
      <style:text-properties fo:font-weight="bold" style:font-weight-asian="bold" fo:font-size="15pt" style:font-size-asian="15pt" style:font-size-complex="16pt"/>
    </style:style>
    <style:style style:name="P13" style:parent-style-name="Normal" style:family="paragraph">
      <style:text-properties fo:font-weight="bold" style:font-weight-asian="bold" fo:font-size="15pt" style:font-size-asian="15pt" style:font-size-complex="16pt"/>
    </style:style>
    <style:style style:name="P14" style:parent-style-name="Normal" style:family="paragraph">
      <style:text-properties fo:font-weight="bold" style:font-weight-asian="bold" fo:font-size="12pt" style:font-size-asian="12pt" style:font-size-complex="12pt"/>
    </style:style>
    <style:style style:name="P15" style:parent-style-name="Normal" style:family="paragraph">
      <style:text-properties fo:font-weight="bold" style:font-weight-asian="bold" fo:font-size="12pt" style:font-size-asian="12pt" style:font-size-complex="12pt"/>
    </style:style>
    <style:style style:name="P16" style:parent-style-name="Normal" style:family="paragraph">
      <style:text-properties fo:font-weight="bold" style:font-weight-asian="bold" fo:font-size="12pt" style:font-size-asian="12pt" style:font-size-complex="12pt"/>
    </style:style>
    <style:style style:name="P17" style:parent-style-name="Normal" style:family="paragraph">
      <style:text-properties fo:font-weight="bold" style:font-weight-asian="bold" fo:font-size="15pt" style:font-size-asian="15pt" style:font-size-complex="16pt"/>
    </style:style>
    <style:style style:name="P18" style:parent-style-name="Normal" style:family="paragraph">
      <style:paragraph-properties fo:text-align="center"/>
      <style:text-properties fo:font-weight="bold" style:font-weight-asian="bold" fo:font-size="15pt" style:font-size-asian="15pt" style:font-size-complex="16pt"/>
    </style:style>
    <style:style style:name="P19" style:parent-style-name="Normal" style:family="paragraph">
      <style:paragraph-properties fo:text-align="center"/>
      <style:text-properties fo:font-weight="bold" style:font-weight-asian="bold" fo:font-size="15pt" style:font-size-asian="15pt" style:font-size-complex="16pt"/>
    </style:style>
    <style:style style:name="P20"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1"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2"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3"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4"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5"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6"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7"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8"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9"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30"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31" style:parent-style-name="Normal" style:family="paragraph">
      <style:text-properties fo:language="en" fo:country="US"/>
    </style:style>
    <style:style style:name="P32" style:parent-style-name="TOC1" style:family="paragraph">
      <style:paragraph-properties>
        <style:tab-stops>
          <style:tab-stop style:type="right" style:leader-style="dotted" style:leader-text="." style:position="6.493in"/>
        </style:tab-stops>
      </style:paragraph-properties>
    </style:style>
    <style:style style:name="P33" style:parent-style-name="TOC2" style:family="paragraph">
      <style:paragraph-properties>
        <style:tab-stops>
          <style:tab-stop style:type="right" style:leader-style="dotted" style:leader-text="." style:position="6.3402in"/>
        </style:tab-stops>
      </style:paragraph-properties>
    </style:style>
    <style:style style:name="P34" style:parent-style-name="TOC2" style:family="paragraph">
      <style:paragraph-properties>
        <style:tab-stops>
          <style:tab-stop style:type="right" style:leader-style="dotted" style:leader-text="." style:position="6.3402in"/>
        </style:tab-stops>
      </style:paragraph-properties>
    </style:style>
    <style:style style:name="P35" style:parent-style-name="TOC2" style:family="paragraph">
      <style:paragraph-properties>
        <style:tab-stops>
          <style:tab-stop style:type="right" style:leader-style="dotted" style:leader-text="." style:position="6.3402in"/>
        </style:tab-stops>
      </style:paragraph-properties>
    </style:style>
    <style:style style:name="P36" style:parent-style-name="TOC2" style:family="paragraph">
      <style:paragraph-properties>
        <style:tab-stops>
          <style:tab-stop style:type="right" style:leader-style="dotted" style:leader-text="." style:position="6.3402in"/>
        </style:tab-stops>
      </style:paragraph-properties>
    </style:style>
    <style:style style:name="P37" style:parent-style-name="TOC2" style:family="paragraph">
      <style:paragraph-properties>
        <style:tab-stops>
          <style:tab-stop style:type="right" style:leader-style="dotted" style:leader-text="." style:position="6.3402in"/>
        </style:tab-stops>
      </style:paragraph-properties>
    </style:style>
    <style:style style:name="P38" style:parent-style-name="TOC2" style:family="paragraph">
      <style:paragraph-properties>
        <style:tab-stops>
          <style:tab-stop style:type="right" style:leader-style="dotted" style:leader-text="." style:position="6.3402in"/>
        </style:tab-stops>
      </style:paragraph-properties>
    </style:style>
    <style:style style:name="P39" style:parent-style-name="TOC1" style:family="paragraph">
      <style:paragraph-properties>
        <style:tab-stops>
          <style:tab-stop style:type="right" style:leader-style="dotted" style:leader-text="." style:position="6.493in"/>
        </style:tab-stops>
      </style:paragraph-properties>
    </style:style>
    <style:style style:name="P40" style:parent-style-name="TOC2" style:family="paragraph">
      <style:paragraph-properties>
        <style:tab-stops>
          <style:tab-stop style:type="right" style:leader-style="dotted" style:leader-text="." style:position="6.3402in"/>
        </style:tab-stops>
      </style:paragraph-properties>
    </style:style>
    <style:style style:name="P41" style:parent-style-name="TOC2" style:family="paragraph">
      <style:paragraph-properties>
        <style:tab-stops>
          <style:tab-stop style:type="right" style:leader-style="dotted" style:leader-text="." style:position="6.3402in"/>
        </style:tab-stops>
      </style:paragraph-properties>
    </style:style>
    <style:style style:name="P42" style:parent-style-name="TOC3" style:family="paragraph">
      <style:paragraph-properties>
        <style:tab-stops>
          <style:tab-stop style:type="right" style:leader-style="dotted" style:leader-text="." style:position="6.1875in"/>
        </style:tab-stops>
      </style:paragraph-properties>
    </style:style>
    <style:style style:name="P43" style:parent-style-name="TOC3" style:family="paragraph">
      <style:paragraph-properties>
        <style:tab-stops>
          <style:tab-stop style:type="right" style:leader-style="dotted" style:leader-text="." style:position="6.1875in"/>
        </style:tab-stops>
      </style:paragraph-properties>
    </style:style>
    <style:style style:name="P44"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45"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46"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47"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48"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49"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50"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51"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52"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53"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54"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55" style:parent-style-name="Normal" style:family="paragraph">
      <style:text-properties style:font-name="Eras Bold ITC" fo:font-weight="bold" style:font-weight-asian="bold" style:font-weight-complex="bold" fo:font-size="20pt" style:font-size-asian="20pt" style:font-size-complex="20pt" style:text-underline-type="single" style:text-underline-style="solid" style:text-underline-width="auto" style:text-underline-mode="continuous" fo:language="en" fo:country="US"/>
    </style:style>
    <style:style style:name="P56"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57" style:parent-style-name="Normal" style:family="paragraph">
      <style:paragraph-properties fo:margin-left="1in" fo:text-indent="0.5in">
        <style:tab-stops/>
      </style:paragraph-properties>
      <style:text-properties style:font-name="Algerian" fo:font-weight="bold" style:font-weight-asian="bold" style:font-weight-complex="bold" fo:font-size="18pt" style:font-size-asian="18pt" style:font-size-complex="18pt" fo:language="en" fo:country="US"/>
    </style:style>
    <style:style style:name="P58" style:parent-style-name="Normal" style:family="paragraph">
      <style:paragraph-properties fo:margin-left="0.5in">
        <style:tab-stops/>
      </style:paragraph-properties>
    </style:style>
    <style:style style:name="P59" style:parent-style-name="Normal" style:family="paragraph">
      <style:paragraph-properties fo:margin-left="0.5in">
        <style:tab-stops/>
      </style:paragraph-properties>
    </style:style>
    <style:style style:name="P60" style:parent-style-name="Normal" style:family="paragraph">
      <style:paragraph-properties fo:margin-left="0.5in">
        <style:tab-stops/>
      </style:paragraph-properties>
    </style:style>
    <style:style style:name="P61" style:parent-style-name="Normal" style:family="paragraph">
      <style:paragraph-properties fo:margin-left="0.5in">
        <style:tab-stops/>
      </style:paragraph-properties>
    </style:style>
    <style:style style:name="P62" style:parent-style-name="Normal" style:family="paragraph">
      <style:paragraph-properties fo:margin-left="0.5in">
        <style:tab-stops/>
      </style:paragraph-properties>
    </style:style>
    <style:style style:name="T63" style:parent-style-name="DefaultParagraphFont" style:family="text">
      <style:text-properties fo:font-weight="bold" style:font-weight-asian="bold" style:font-weight-complex="bold" fo:font-size="14pt" style:font-size-asian="14pt" style:font-size-complex="14pt"/>
    </style:style>
    <style:style style:name="T64" style:parent-style-name="DefaultParagraphFont" style:family="text">
      <style:text-properties fo:font-size="14pt" style:font-size-asian="14pt" style:font-size-complex="14pt"/>
    </style:style>
    <style:style style:name="P65" style:parent-style-name="Normal" style:family="paragraph">
      <style:paragraph-properties fo:margin-left="0.5in">
        <style:tab-stops/>
      </style:paragraph-properties>
    </style:style>
    <style:style style:name="T66" style:parent-style-name="DefaultParagraphFont" style:family="text">
      <style:text-properties fo:font-weight="bold" style:font-weight-asian="bold" style:font-weight-complex="bold"/>
    </style:style>
    <style:style style:name="P67" style:parent-style-name="Normal" style:family="paragraph">
      <style:paragraph-properties fo:margin-left="0.5in">
        <style:tab-stops/>
      </style:paragraph-properties>
    </style:style>
    <style:style style:name="T68" style:parent-style-name="DefaultParagraphFont" style:family="text">
      <style:text-properties fo:font-weight="bold" style:font-weight-asian="bold" style:font-weight-complex="bold"/>
    </style:style>
    <style:style style:name="P69" style:parent-style-name="Normal" style:family="paragraph">
      <style:paragraph-properties fo:margin-left="0.5in">
        <style:tab-stops/>
      </style:paragraph-properties>
    </style:style>
    <style:style style:name="T70" style:parent-style-name="DefaultParagraphFont" style:family="text">
      <style:text-properties fo:font-weight="bold" style:font-weight-asian="bold" style:font-weight-complex="bold"/>
    </style:style>
    <style:style style:name="P71"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72" style:parent-style-name="Normal" style:family="paragraph">
      <style:paragraph-properties fo:margin-left="0.5in">
        <style:tab-stops/>
      </style:paragraph-properties>
    </style:style>
    <style:style style:name="P73" style:parent-style-name="Normal" style:family="paragraph">
      <style:paragraph-properties fo:margin-left="0.5in">
        <style:tab-stops/>
      </style:paragraph-properties>
    </style:style>
    <style:style style:name="P74"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75" style:parent-style-name="Normal" style:family="paragraph">
      <style:paragraph-properties fo:text-indent="0.5in"/>
    </style:style>
    <style:style style:name="P76" style:parent-style-name="ListParagraph" style:family="paragraph"/>
    <style:style style:name="P77" style:parent-style-name="ListParagraph" style:family="paragraph"/>
    <style:style style:name="P78" style:parent-style-name="ListParagraph" style:family="paragraph"/>
    <style:style style:name="P79" style:parent-style-name="ListParagraph" style:family="paragraph"/>
    <style:style style:name="P80" style:parent-style-name="ListParagraph" style:family="paragraph"/>
    <style:style style:name="P81" style:parent-style-name="ListParagraph" style:family="paragraph"/>
    <style:style style:name="P82" style:parent-style-name="ListParagraph" style:family="paragraph"/>
    <style:style style:name="P83" style:parent-style-name="ListParagraph" style:family="paragraph"/>
    <style:style style:name="P84" style:parent-style-name="ListParagraph" style:family="paragraph"/>
    <style:style style:name="P85" style:parent-style-name="ListParagraph" style:family="paragraph"/>
    <style:style style:name="P86" style:parent-style-name="ListParagraph" style:family="paragraph"/>
    <style:style style:name="P87" style:parent-style-name="ListParagraph" style:family="paragraph"/>
    <style:style style:name="P88" style:parent-style-name="ListParagraph" style:family="paragraph">
      <style:paragraph-properties fo:margin-left="1in">
        <style:tab-stops/>
      </style:paragraph-properties>
    </style:style>
    <style:style style:name="P89"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90" style:parent-style-name="ListParagraph" style:family="paragraph"/>
    <style:style style:name="P91" style:parent-style-name="ListParagraph" style:family="paragraph"/>
    <style:style style:name="P92" style:parent-style-name="ListParagraph" style:family="paragraph"/>
    <style:style style:name="P93" style:parent-style-name="ListParagraph" style:family="paragraph"/>
    <style:style style:name="P94" style:parent-style-name="ListParagraph" style:family="paragraph"/>
    <style:style style:name="P95" style:parent-style-name="ListParagraph" style:family="paragraph"/>
    <style:style style:name="P96" style:parent-style-name="ListParagraph" style:family="paragraph"/>
    <style:style style:name="P97" style:parent-style-name="ListParagraph" style:family="paragraph"/>
    <style:style style:name="P98" style:parent-style-name="ListParagraph" style:family="paragraph"/>
    <style:style style:name="P99" style:parent-style-name="ListParagraph" style:family="paragraph"/>
    <style:style style:name="P100" style:parent-style-name="ListParagraph" style:family="paragraph"/>
    <style:style style:name="P101" style:parent-style-name="ListParagraph" style:family="paragraph"/>
    <style:style style:name="P102" style:parent-style-name="ListParagraph" style:family="paragraph"/>
    <style:style style:name="P103" style:parent-style-name="ListParagraph" style:family="paragraph"/>
    <style:style style:name="P104" style:parent-style-name="ListParagraph" style:family="paragraph">
      <style:paragraph-properties fo:margin-left="1in">
        <style:tab-stops/>
      </style:paragraph-properties>
    </style:style>
    <style:style style:name="P105" style:parent-style-name="ListParagraph" style:family="paragraph">
      <style:paragraph-properties fo:margin-left="1in">
        <style:tab-stops/>
      </style:paragraph-properties>
    </style:style>
    <style:style style:name="P106" style:parent-style-name="ListParagraph" style:family="paragraph">
      <style:paragraph-properties fo:margin-left="1in">
        <style:tab-stops/>
      </style:paragraph-properties>
    </style:style>
    <style:style style:name="P107"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08"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T109" style:parent-style-name="Strong" style:family="text">
      <style:text-properties fo:font-size="14pt" style:font-size-asian="14pt" style:font-size-complex="14pt"/>
    </style:style>
    <style:style style:name="P110" style:parent-style-name="Normal" style:family="paragraph">
      <style:paragraph-properties fo:margin-left="0.5in">
        <style:tab-stops/>
      </style:paragraph-properties>
    </style:style>
    <style:style style:name="T111" style:parent-style-name="Strong" style:family="text">
      <style:text-properties fo:font-size="14pt" style:font-size-asian="14pt" style:font-size-complex="14pt"/>
    </style:style>
    <style:style style:name="P112" style:parent-style-name="Normal" style:family="paragraph">
      <style:paragraph-properties fo:margin-left="0.5in">
        <style:tab-stops/>
      </style:paragraph-properties>
    </style:style>
    <style:style style:name="T113" style:parent-style-name="Strong" style:family="text">
      <style:text-properties fo:font-size="14pt" style:font-size-asian="14pt" style:font-size-complex="14pt"/>
    </style:style>
    <style:style style:name="P114" style:parent-style-name="Normal" style:family="paragraph">
      <style:paragraph-properties fo:margin-left="0.5in">
        <style:tab-stops/>
      </style:paragraph-properties>
    </style:style>
    <style:style style:name="T115" style:parent-style-name="Strong" style:family="text">
      <style:text-properties fo:font-size="14pt" style:font-size-asian="14pt" style:font-size-complex="14pt"/>
    </style:style>
    <style:style style:name="P116" style:parent-style-name="Normal" style:family="paragraph">
      <style:paragraph-properties fo:margin-left="0.5in">
        <style:tab-stops/>
      </style:paragraph-properties>
    </style:style>
    <style:style style:name="P117"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18"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19" style:parent-style-name="Heading2" style:family="paragraph">
      <style:text-properties style:font-name="Calibri"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120" style:parent-style-name="DefaultParagraphFont" style:family="text">
      <style:text-properties fo:font-weight="bold" style:font-weight-asian="bold" style:font-weight-complex="bold" fo:font-style="italic" style:font-style-asian="italic" style:font-style-complex="italic"/>
    </style:style>
    <style:style style:name="T121" style:parent-style-name="DefaultParagraphFont" style:family="text">
      <style:text-properties fo:font-weight="bold" style:font-weight-asian="bold" style:font-weight-complex="bold"/>
    </style:style>
    <style:style style:name="T122" style:parent-style-name="DefaultParagraphFont" style:family="text">
      <style:text-properties fo:font-weight="bold" style:font-weight-asian="bold" style:font-weight-complex="bold" fo:font-style="italic" style:font-style-asian="italic" style:font-style-complex="italic"/>
    </style:style>
    <style:style style:name="P123" style:parent-style-name="Normal" style:family="paragraph">
      <style:paragraph-properties fo:margin-left="0.5in">
        <style:tab-stops/>
      </style:paragraph-properties>
    </style:style>
    <style:style style:name="P124" style:parent-style-name="Heading2" style:family="paragraph">
      <style:text-properties fo:font-weight="bold" style:font-weight-asian="bold" style:font-weight-complex="bold" fo:font-style="italic" style:font-style-asian="italic" style:font-style-complex="italic"/>
    </style:style>
    <style:style style:name="P125" style:parent-style-name="Normal" style:family="paragraph">
      <style:paragraph-properties fo:margin-left="0.5in">
        <style:tab-stops/>
      </style:paragraph-properties>
    </style:style>
    <style:style style:name="P126" style:parent-style-name="Normal" style:family="paragraph">
      <style:paragraph-properties fo:margin-left="0.5in">
        <style:tab-stops/>
      </style:paragraph-properties>
    </style:style>
    <style:style style:name="P127" style:parent-style-name="Heading2" style:family="paragraph">
      <style:text-properties fo:font-weight="bold" style:font-weight-asian="bold" style:font-weight-complex="bold" fo:font-style="italic" style:font-style-asian="italic" style:font-style-complex="italic"/>
    </style:style>
    <style:style style:name="P128" style:parent-style-name="Normal" style:family="paragraph">
      <style:paragraph-properties fo:margin-left="0.5in">
        <style:tab-stops/>
      </style:paragraph-properties>
    </style:style>
    <style:style style:name="P129" style:parent-style-name="Normal" style:family="paragraph">
      <style:paragraph-properties fo:margin-left="0.5in">
        <style:tab-stops/>
      </style:paragraph-properties>
    </style:style>
    <style:style style:name="P130" style:parent-style-name="Heading2" style:family="paragraph">
      <style:text-properties fo:font-weight="bold" style:font-weight-asian="bold" style:font-weight-complex="bold" fo:font-style="italic" style:font-style-asian="italic" style:font-style-complex="italic"/>
    </style:style>
    <style:style style:name="P131" style:parent-style-name="Normal" style:family="paragraph">
      <style:paragraph-properties fo:margin-left="0.5in">
        <style:tab-stops/>
      </style:paragraph-properties>
    </style:style>
    <style:style style:name="P132" style:parent-style-name="Normal" style:family="paragraph">
      <style:text-properties fo:color="#C00000" fo:font-size="12pt" style:font-size-asian="12pt" style:font-size-complex="12pt"/>
    </style:style>
    <style:style style:name="P133" style:parent-style-name="Normal" style:family="paragraph">
      <style:text-properties fo:font-size="12pt" style:font-size-asian="12pt" style:font-size-complex="12pt"/>
    </style:style>
    <style:style style:name="P134" style:parent-style-name="Normal" style:family="paragraph">
      <style:text-properties fo:color="#C00000" fo:font-size="12pt" style:font-size-asian="12pt" style:font-size-complex="12pt"/>
    </style:style>
    <style:style style:name="P135" style:parent-style-name="Normal" style:family="paragraph">
      <style:text-properties fo:font-size="12pt" style:font-size-asian="12pt" style:font-size-complex="12pt"/>
    </style:style>
    <style:style style:name="P136" style:parent-style-name="Normal" style:family="paragraph">
      <style:text-properties fo:font-size="12pt" style:font-size-asian="12pt" style:font-size-complex="12pt"/>
    </style:style>
    <style:style style:name="P137" style:parent-style-name="Normal" style:family="paragraph">
      <style:text-properties fo:color="#C00000" fo:font-size="12pt" style:font-size-asian="12pt" style:font-size-complex="12pt"/>
    </style:style>
    <style:style style:name="P138" style:parent-style-name="Normal" style:family="paragraph">
      <style:text-properties fo:font-size="12pt" style:font-size-asian="12pt" style:font-size-complex="12pt"/>
    </style:style>
    <style:style style:name="P139" style:parent-style-name="Normal" style:family="paragraph">
      <style:text-properties fo:color="#C00000" fo:font-size="12pt" style:font-size-asian="12pt" style:font-size-complex="12pt"/>
    </style:style>
    <style:style style:name="P140" style:parent-style-name="Normal" style:family="paragraph">
      <style:text-properties fo:color="#C00000" fo:font-size="12pt" style:font-size-asian="12pt" style:font-size-complex="12pt"/>
    </style:style>
    <style:style style:name="T141" style:parent-style-name="DefaultParagraphFont" style:family="text">
      <style:text-properties fo:color="#C00000" fo:font-size="12pt" style:font-size-asian="12pt" style:font-size-complex="12pt"/>
    </style:style>
    <style:style style:name="P142" style:parent-style-name="Normal" style:family="paragraph">
      <style:text-properties fo:color="#000000" fo:font-size="12pt" style:font-size-asian="12pt" style:font-size-complex="12pt"/>
    </style:style>
    <style:style style:name="P143" style:parent-style-name="Normal" style:family="paragraph">
      <style:text-properties fo:color="#C00000" fo:font-size="12pt" style:font-size-asian="12pt" style:font-size-complex="12pt"/>
    </style:style>
    <style:style style:name="P144" style:parent-style-name="Normal" style:family="paragraph">
      <style:text-properties fo:color="#000000" fo:font-size="12pt" style:font-size-asian="12pt" style:font-size-complex="12pt"/>
    </style:style>
    <style:style style:name="P145" style:parent-style-name="Normal" style:family="paragraph">
      <style:text-properties fo:color="#000000" fo:font-size="12pt" style:font-size-asian="12pt" style:font-size-complex="12pt"/>
    </style:style>
    <style:style style:name="T146" style:parent-style-name="DefaultParagraphFont" style:family="text">
      <style:text-properties fo:font-weight="bold" style:font-weight-asian="bold" style:font-weight-complex="bold" fo:font-style="italic" style:font-style-asian="italic" style:font-style-complex="italic"/>
    </style:style>
    <style:style style:name="P147" style:parent-style-name="Heading2" style:family="paragraph">
      <style:text-properties style:font-name="Calibri"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148" style:parent-style-name="DefaultParagraphFont" style:family="text">
      <style:text-properties fo:font-weight="bold" style:font-weight-asian="bold" style:font-weight-complex="bold" fo:font-style="italic" style:font-style-asian="italic" style:font-style-complex="italic"/>
    </style:style>
    <style:style style:name="T149" style:parent-style-name="DefaultParagraphFont" style:family="text">
      <style:text-properties fo:font-weight="bold" style:font-weight-asian="bold" style:font-weight-complex="bold"/>
    </style:style>
    <style:style style:name="T150" style:parent-style-name="DefaultParagraphFont" style:family="text">
      <style:text-properties fo:font-weight="bold" style:font-weight-asian="bold" style:font-weight-complex="bold" fo:font-style="italic" style:font-style-asian="italic" style:font-style-complex="italic"/>
    </style:style>
    <style:style style:name="T151"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152" style:parent-style-name="DefaultParagraphFont" style:family="text">
      <style:text-properties style:font-name="Times New Roman" fo:font-weight="bold" style:font-weight-asian="bold" style:font-weight-complex="bold" fo:font-size="12pt" style:font-size-asian="12pt" style:font-size-complex="12pt"/>
    </style:style>
    <style:style style:name="T153" style:parent-style-name="DefaultParagraphFont" style:family="text">
      <style:text-properties style:font-name="Arial" fo:font-size="12pt" style:font-size-asian="12pt" style:font-size-complex="12pt"/>
    </style:style>
    <style:style style:name="T154"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155"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156" style:parent-style-name="docemphstrong" style:family="text">
      <style:text-properties style:font-name="Times New Roman" style:font-name-asian="SimSun" fo:font-style="italic" style:font-style-asian="italic" style:font-style-complex="italic" fo:font-size="12pt" style:font-size-asian="12pt" style:font-size-complex="12pt"/>
    </style:style>
    <style:style style:name="T157" style:parent-style-name="DefaultParagraphFont" style:family="text">
      <style:text-properties style:font-name="Times New Roman" fo:font-style="italic" style:font-style-asian="italic" style:font-style-complex="italic"/>
    </style:style>
    <style:style style:name="T158"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159"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160" style:parent-style-name="DefaultParagraphFont" style:family="text">
      <style:text-properties style:font-name="Times New Roman" fo:font-weight="bold" style:font-weight-asian="bold" style:font-weight-complex="bold" fo:font-size="12pt" style:font-size-asian="12pt" style:font-size-complex="12pt"/>
    </style:style>
    <style:style style:name="T161"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162" style:parent-style-name="ListParagraph" style:family="paragraph"/>
    <style:style style:name="P163" style:parent-style-name="ListParagraph" style:family="paragraph"/>
    <style:style style:name="P164" style:parent-style-name="ListParagraph" style:family="paragraph"/>
    <style:style style:name="P165" style:parent-style-name="ListParagraph" style:family="paragraph"/>
    <style:style style:name="T166"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167" style:parent-style-name="docemphstrong" style:family="text">
      <style:text-properties style:font-name-asian="Times New Roman"/>
    </style:style>
    <style:style style:name="P168" style:parent-style-name="ListParagraph" style:family="paragraph"/>
    <style:style style:name="T169" style:parent-style-name="docemphstrong" style:family="text">
      <style:text-properties style:font-name-asian="Times New Roman"/>
    </style:style>
    <style:style style:name="P170" style:parent-style-name="ListParagraph" style:family="paragraph"/>
    <style:style style:name="T171" style:parent-style-name="docemphstrong" style:family="text">
      <style:text-properties style:font-name-asian="Times New Roman"/>
    </style:style>
    <style:style style:name="T172" style:parent-style-name="docemphstrong" style:family="text">
      <style:text-properties style:font-name-asian="Times New Roman"/>
    </style:style>
    <style:style style:name="P173" style:parent-style-name="Normal" style:family="paragraph">
      <style:text-properties fo:font-size="12pt" style:font-size-asian="12pt" style:font-size-complex="12pt"/>
    </style:style>
    <style:style style:name="P174" style:parent-style-name="ListParagraph" style:family="paragraph">
      <style:paragraph-properties fo:line-height="102%"/>
      <style:text-properties fo:font-size="12pt" style:font-size-asian="12pt" style:font-size-complex="12pt"/>
    </style:style>
    <style:style style:name="P175" style:parent-style-name="ListParagraph" style:family="paragraph">
      <style:paragraph-properties fo:line-height="102%"/>
      <style:text-properties fo:font-size="12pt" style:font-size-asian="12pt" style:font-size-complex="12pt"/>
    </style:style>
    <style:style style:name="T176"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177" style:parent-style-name="NoSpacing" style:family="paragraph"/>
    <style:style style:name="T178" style:parent-style-name="docemphstrong" style:family="text">
      <style:text-properties style:font-name-asian="Times New Roman"/>
    </style:style>
    <style:style style:name="P179" style:parent-style-name="NoSpacing" style:family="paragraph"/>
    <style:style style:name="T180" style:parent-style-name="docemphstrong" style:family="text">
      <style:text-properties style:font-name-asian="Times New Roman"/>
    </style:style>
    <style:style style:name="P181" style:parent-style-name="NoSpacing" style:family="paragraph">
      <style:paragraph-properties fo:margin-left="0.5in">
        <style:tab-stops/>
      </style:paragraph-properties>
    </style:style>
    <style:style style:name="T182" style:parent-style-name="docemphstrong" style:family="text">
      <style:text-properties style:font-name="Times New Roman" fo:font-weight="bold" style:font-weight-asian="bold" style:font-weight-complex="bold" fo:font-size="12pt" style:font-size-asian="12pt" style:font-size-complex="12pt"/>
    </style:style>
    <style:style style:name="P183" style:parent-style-name="NoSpacing" style:family="paragraph">
      <style:paragraph-properties fo:margin-left="0.5in">
        <style:tab-stops/>
      </style:paragraph-properties>
    </style:style>
    <style:style style:name="P184" style:parent-style-name="Normal" style:family="paragraph">
      <style:paragraph-properties fo:margin-left="0.5in">
        <style:tab-stops/>
      </style:paragraph-properties>
    </style:style>
    <style:style style:name="P185" style:parent-style-name="Normal" style:family="paragraph">
      <style:text-properties style:font-name="Arial" style:font-name-complex="Arial" fo:font-size="12pt" style:font-size-asian="12pt" style:font-size-complex="12pt"/>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ext:p text:style-name="P1"><text:span text:style-name="T2"><text:s text:c="4"/></text:span><text:bookmark-start text:name="_Toc101427037"/><text:span text:style-name="T3"><draw:frame draw:z-index="251659264" draw:style-name="a0" draw:name="Picture 2" text:anchor-type="paragraph" svg:x="-0.46319in" svg:y="-0.24861in" svg:width="0.775in" svg:height="0.87014in" style:rel-width="scale" style:rel-height="scale"><draw:image xlink:href="media/image1.png" xlink:type="simple" xlink:show="embed" xlink:actuate="onLoad"/><svg:title/><svg:desc>logonew</svg:desc></draw:frame></text:span><text:span text:style-name="T4">COMSATS University Islamabad,<text:s/></text:span><text:span text:style-name="T5">Abbottabad Campus</text:span><text:bookmark-end text:name="_Toc101427037"/></text:p>
      <text:p text:style-name="Normal"><text:span text:style-name="T6"><text:s text:c="33"/></text:span><text:span text:style-name="T7"><text:s text:c="5"/>Department of Computer Science</text:span></text:p>
      <text:p text:style-name="P8">Project Proposal</text:p>
      <text:p text:style-name="P9"><text:span text:style-name="T10">Instant Food Delivery</text:span></text:p>
      <text:p text:style-name="P11">CSC392 Object Oriented Software Engineering</text:p>
      <text:p text:style-name="P12"/>
      <text:p text:style-name="P13">Group Member:</text:p>
      <text:p text:style-name="P14">Ahsan Ali (SP20-BSE-060).</text:p>
      <text:p text:style-name="P15">Asher Khan Swati (SP21-BSE-044).Team Leader…</text:p>
      <text:p text:style-name="P16"/>
      <text:p text:style-name="P17"/>
      <text:p text:style-name="P18"/>
      <text:p text:style-name="P19"/>
      <text:p text:style-name="P20"><text:s text:c="6"/></text:p>
      <text:p text:style-name="P21"/>
      <text:p text:style-name="P22"/>
      <text:p text:style-name="P23"/>
      <text:p text:style-name="P24"/>
      <text:p text:style-name="P25"/>
      <text:p text:style-name="P26"/>
      <text:p text:style-name="P27"/>
      <text:p text:style-name="P28"/>
      <text:p text:style-name="P29"/>
      <text:p text:style-name="P30"/>
      <text:p text:style-name="TOCHeading"/>
      <text:p text:style-name="TOCHeading"/>
      <text:p text:style-name="TOCHeading">Table of Contents</text:p>
      <text:p text:style-name="P31"/>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2"><text:a xlink:href="#_Toc101427096" office:target-frame-name="_top" xlink:show="replace"><text:span text:style-name="Hyperlink">CHAPTER 1 PROJECT PROPOSAL</text:span><text:tab/>3</text:a></text:p>
          <text:p text:style-name="P33"><text:a xlink:href="#_Toc101427097" office:target-frame-name="_top" xlink:show="replace"><text:span text:style-name="Hyperlink">Introduction</text:span><text:tab/>3</text:a></text:p>
          <text:p text:style-name="P34"><text:a xlink:href="#_Toc101427098" office:target-frame-name="_top" xlink:show="replace"><text:span text:style-name="Hyperlink">Vision and Business Case</text:span><text:tab/>3</text:a></text:p>
          <text:p text:style-name="P35"><text:a xlink:href="#_Toc101427099" office:target-frame-name="_top" xlink:show="replace"><text:span text:style-name="Hyperlink">Use-Case Model</text:span><text:tab/>3</text:a></text:p>
          <text:p text:style-name="P36"><text:a xlink:href="#_Toc101427100" office:target-frame-name="_top" xlink:show="replace"><text:span text:style-name="Hyperlink">Supplementary Specification</text:span><text:tab/>3</text:a></text:p>
          <text:p text:style-name="P37"><text:a xlink:href="#_Toc101427101" office:target-frame-name="_top" xlink:show="replace"><text:span text:style-name="Hyperlink">Glossary</text:span><text:tab/>3</text:a></text:p>
          <text:p text:style-name="P38"><text:a xlink:href="#_Toc101427102" office:target-frame-name="_top" xlink:show="replace"><text:span text:style-name="Hyperlink">Risk List &amp; Risk Management Plan</text:span><text:tab/>3</text:a></text:p>
          <text:p text:style-name="P39"><text:a xlink:href="#_Toc101427103" office:target-frame-name="_top" xlink:show="replace"><text:span text:style-name="Hyperlink">CHAPTER 2 USE CASES</text:span><text:tab/>4</text:a></text:p>
          <text:p text:style-name="P40"><text:a xlink:href="#_Toc101427104" office:target-frame-name="_top" xlink:show="replace"><text:span text:style-name="Hyperlink">Use Case Diagram</text:span><text:tab/>4</text:a></text:p>
          <text:p text:style-name="P41"><text:a xlink:href="#_Toc101427105" office:target-frame-name="_top" xlink:show="replace"><text:span text:style-name="Hyperlink">Brief Level Use Cases</text:span><text:tab/>4</text:a></text:p>
          <text:p text:style-name="P42"><text:s text:c="34"/><text:a xlink:href="#_Toc101427106" office:target-frame-name="_top" xlink:show="replace"><text:span text:style-name="Hyperlink">Student Name 2 (Registration Number )</text:span><text:tab/>4</text:a></text:p>
          <text:p text:style-name="P43"><text:s text:c="34"/><text:a xlink:href="#_Toc101427107" office:target-frame-name="_top" xlink:show="replace"><text:span text:style-name="Hyperlink">Student Name 2 (Registration Number )</text:span><text:tab/>5</text:a></text:p>
        </text:index-body>
      </text:table-of-content>
      <text:p text:style-name="Normal"/>
      <text:p text:style-name="P44"/>
      <text:p text:style-name="P45"/>
      <text:p text:style-name="P46"/>
      <text:p text:style-name="P47"/>
      <text:p text:style-name="P48"/>
      <text:p text:style-name="P49"><text:s text:c="17"/></text:p>
      <text:p text:style-name="P50"/>
      <text:p text:style-name="P51"/>
      <text:p text:style-name="P52"/>
      <text:p text:style-name="P53"/>
      <text:h text:style-name="P54" text:outline-level="2"><text:bookmark-start text:name="_Toc101427096"/><text:soft-page-break/>CHAPTER 1 PROJECT PROPOSAL<text:bookmark-end text:name="_Toc101427096"/></text:h>
      <text:p text:style-name="P55"/>
      <text:h text:style-name="P56" text:outline-level="2">INTRODUCTION:</text:h>
      <text:p text:style-name="Normal"/>
      <text:p text:style-name="P57">Instant Food Delivery</text:p>
      <text:p text:style-name="P58">0nline food ordering is a process that delivers food or take away, from home chefs, local restaurants and other food co-operatives through a mobile application or through a website. This style of food delivery is gaining popularity with more and more people especially the younger generation turning to mobile food ordering apps, thereby changing the way food is delivered and picked up. Customers prefer using the food ordering app over ordering food online. The apps are geared to search for local restaurants.<text:s/></text:p>
      <text:p text:style-name="P59">Entire menu is displayed on the app and the customer has to choose from the menu with a click of a button. How-ever the app needs to be downloaded by the customers on their cell phones and register themselves on the app by creating their profile which will have their address and payment information.<text:s/></text:p>
      <text:p text:style-name="P60">The payment is normally cashless through a credit or debit card if paid online or in cash against delivery. The number of food delivery mobile app start-ups are growing at a fast pace and competing with the food delivery section of the restaurant market. The customers are being choosy, given the number of options that are available for them in this segment.</text:p>
      <text:p text:style-name="P61">The food aggregators sign up restaurants to an online food and app platform, so the customers have a wide choice to pick from and the order is then picked and delivered to the restaurant. The delivery is often outsourced for a fee.<text:s/></text:p>
      <text:p text:style-name="P62">The biggest benefits identified by the by the respondents were enhancement in the business, increased customer base and impact of the customer reviews on the business (beneficial if it is positive but may impact adversely if it is negative.</text:p>
      <text:p text:style-name="Normal"><text:span text:style-name="T63">Observations:</text:span><text:span text:style-name="T64"><text:s/></text:span></text:p>
      <text:p text:style-name="P65"><text:span text:style-name="T66">1.</text:span><text:s/>One of the biggest dis advantage of using the app is the inability to return the dish if it is not up to the expectation / not appetizing / spoilt.<text:s/></text:p>
      <text:p text:style-name="P67"><text:span text:style-name="T68">2.</text:span><text:s/>Also with the app, once the order is placed, it cannot be cancelled or revised. This is found challenging.<text:s/></text:p>
      <text:p text:style-name="P69"><text:span text:style-name="T70">3.</text:span><text:s/>Use of technology was the least challenging amongst all the parameters.</text:p>
      <text:p text:style-name="Normal"/>
      <text:h text:style-name="P71" text:outline-level="2"><text:bookmark-start text:name="_Toc101427040"/><text:bookmark-start text:name="_Toc101427098"/>Vision and Business Case<text:bookmark-end text:name="_Toc101427040"/><text:bookmark-end text:name="_Toc101427098"/>:</text:h>
      <text:p text:style-name="P72">While new restaurants are coming up and technology being the need of the hour, India is dominating delivery market of the world. Investors realize that food is intrinsically has repeat business value and the There has been a 150% growth in the online food delivery business in the last year. Most of the players attribute this growth to 3 factors: internet penetration, smartphone gaining the status of a necessity in life, and the restaurants being forced to explore delivery options to increase their business in the face of competition. The food delivery business also caters to the customers-expectations – wide choices of<text:s/><text:soft-page-break/>restaurants, ease of ordering, convenience of having the food delivered at home and reduced cost.business models are highly scalable and capital efficient.<text:s/></text:p>
      <text:p text:style-name="P73"/>
      <text:h text:style-name="P74" text:outline-level="2">Use-Case Model</text:h>
      <text:p text:style-name="P75">The functional requirements of instant food delivery are:</text:p>
      <text:list text:style-name="LFO1" text:continue-numbering="true">
        <text:list-item>
          <text:p text:style-name="P76">Multi User Account System<text:s/></text:p>
        </text:list-item>
        <text:list-item>
          <text:p text:style-name="P77">Registration.</text:p>
        </text:list-item>
        <text:list-item>
          <text:p text:style-name="P78">Membership.</text:p>
        </text:list-item>
        <text:list-item>
          <text:p text:style-name="P79">Select Items.</text:p>
        </text:list-item>
        <text:list-item>
          <text:p text:style-name="P80">Payment Method.</text:p>
        </text:list-item>
        <text:list-item>
          <text:p text:style-name="P81">Order Confirmation Message.</text:p>
        </text:list-item>
        <text:list-item>
          <text:p text:style-name="P82">Location.</text:p>
        </text:list-item>
        <text:list-item>
          <text:p text:style-name="P83">Search Hotels.</text:p>
        </text:list-item>
        <text:list-item>
          <text:p text:style-name="P84">View Manu.</text:p>
        </text:list-item>
        <text:list-item>
          <text:p text:style-name="P85">Cancel Order.</text:p>
        </text:list-item>
        <text:list-item>
          <text:p text:style-name="P86">Customize options for a selected item.</text:p>
        </text:list-item>
        <text:list-item>
          <text:p text:style-name="P87">Review to their current order.</text:p>
        </text:list-item>
      </text:list>
      <text:p text:style-name="P88"/>
      <text:h text:style-name="P89" text:outline-level="2">Supplementary Specification(Asher Khan Swati sp21-bse -044)</text:h>
      <text:p text:style-name="ListParagraph">Non-functional These are some Requirements</text:p>
      <text:list text:style-name="LFO2" text:continue-numbering="true">
        <text:list-item>
          <text:p text:style-name="P90">Maintainability:</text:p>
        </text:list-item>
        <text:list-item>
          <text:p text:style-name="P91">Serviceability</text:p>
        </text:list-item>
        <text:list-item>
          <text:p text:style-name="P92">Environmental</text:p>
        </text:list-item>
        <text:list-item>
          <text:p text:style-name="P93">Data Integrity</text:p>
        </text:list-item>
        <text:list-item>
          <text:p text:style-name="P94">Usability</text:p>
        </text:list-item>
        <text:list-item>
          <text:p text:style-name="P95">Scalability Reliability</text:p>
        </text:list-item>
        <text:list-item>
          <text:p text:style-name="P96">Recoverability</text:p>
        </text:list-item>
        <text:list-item>
          <text:p text:style-name="P97">Interoperability</text:p>
        </text:list-item>
        <text:list-item>
          <text:p text:style-name="P98">Capacity</text:p>
        </text:list-item>
        <text:list-item>
          <text:p text:style-name="P99">Performance</text:p>
        </text:list-item>
        <text:list-item>
          <text:p text:style-name="P100">Security</text:p>
        </text:list-item>
        <text:list-item>
          <text:p text:style-name="P101">Regulatory</text:p>
        </text:list-item>
        <text:list-item>
          <text:p text:style-name="P102">Availability</text:p>
        </text:list-item>
        <text:list-item>
          <text:p text:style-name="P103">Manageability</text:p>
        </text:list-item>
      </text:list>
      <text:p text:style-name="P104"/>
      <text:p text:style-name="P105"/>
      <text:p text:style-name="P106"/>
      <text:h text:style-name="P107" text:outline-level="2">Glossary</text:h>
      <text:p text:style-name="ListParagraph">An application often comparable in functionality to a desktop application. Which is accessed over a network, often view a web browser, rather than hosted on to user’s machine<text:span text:style-name="a">.</text:span></text:p>
      <text:p text:style-name="ListParagraph"/>
      <text:h text:style-name="P108" text:outline-level="2">Risk List &amp; Risk Management Plan(Asher Khan Swati sp21-bse -044)</text:h>
      <text:p text:style-name="ListParagraph"><text:span text:style-name="T109">1. Malware</text:span></text:p>
      <text:soft-page-break/>
      <text:p text:style-name="P110">Digital hackers are watching your every move and trick you to download malware and take control of your computer remotely. They use malware to attack computer networks to perpetrate crimes.  Fraudsters use virus, malware, spyware, spams, and phishing to gain access to your sensitive personal information and commit financial crimes. Defend your data against malware through secure servers, whether physical or in cloud, and shield against vulnerabilities.  </text:p>
      <text:p text:style-name="ListParagraph"/>
      <text:p text:style-name="ListParagraph"><text:span text:style-name="T111">2. Theft &amp; Loss</text:span></text:p>
      <text:p text:style-name="P112">Unauthorized users without permissions who have access to sensitive data can cause harm to educational institutions as a result of theft. There is a risk of the sensitive academic data will be leaked by staff. It becomes easy to lose your storage media with backup data due to misplacement or theft. When you suffer data loss due to various incidents such as mechanical damage, power failure, software crash, disasters or loss of your laptops and mobile devices, it is another way of inadvertent data exposure. Keep all your data safe and secure using role-based access control to ensure confidentiality and privacy.     <text:s/></text:p>
      <text:p text:style-name="ListParagraph"> </text:p>
      <text:p text:style-name="ListParagraph"><text:span text:style-name="T113">3. Unsafe data</text:span></text:p>
      <text:p text:style-name="P114">If adequate safety precautions are not taken when files and documents are shared in website, smartphones and tablets via internet networks, the information contained on them might gain access to the devices and get exposed to risks. We can make use of cloud deployments to manage the education system better and better.</text:p>
      <text:p text:style-name="ListParagraph"/>
      <text:p text:style-name="ListParagraph"><text:span text:style-name="T115">4. Negligence</text:span></text:p>
      <text:p text:style-name="P116">When data is stored in computers or laptops, it has become so natural that people lose the information when files are accidentally deleted or even it could fall into the wrong hands. Ensure a proper backup strategy to keep your data on important devices and run them smoothly without hassles.</text:p>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h text:style-name="P117" text:outline-level="2"/>
      <text:h text:style-name="P118" text:outline-level="2">Brief level use case:</text:h>
      <text:h text:style-name="P119" text:outline-level="2">Ahsan Ali (SP20-BSE-060)</text:h>
      <text:h text:style-name="Heading2" text:outline-level="2"><text:span text:style-name="T120">Use Case:<text:s/></text:span><text:span text:style-name="T121">1</text:span><text:span text:style-name="T122">_ Order</text:span></text:h>
      <text:p text:style-name="P123">User interaction<text:alphabetical-index-mark text:string-value="User interaction"/><text:s/>with the order retrieval will be very simple. The application will automatically fetch new orders from the database<text:alphabetical-index-mark text:string-value="database"/><text:s/>at regular intervals and display the order numbers, along with delivery time, in a panel on the left-hand side of the application. To view the details of an order, the user must simply click on that order number, which will populate the right-hand panel with the details, displayed in an easy to read and navigate tree structure. This structure can intuitively be expanded and collapsed to display only the desired information. Finally, once and order is processed, the user clicks a single button, labelled “Processed”, to remove it from the list of active orders.</text:p>
      <text:p text:style-name="ListParagraph"/>
      <text:h text:style-name="P124" text:outline-level="2">Use Case: 2_Menu</text:h>
      <text:p text:style-name="P125">User interaction<text:alphabetical-index-mark text:string-value="User interaction"/><text:s/>with the menu management<text:alphabetical-index-mark text:string-value="menu management"/><text:s/>system is similar to that with the web ordering system<text:alphabetical-index-mark text:string-value="web ordering system"/>. Users navigate a tree structure to find the vendor, category, or specific food item that they would like to modify and after making their selection they are presented with a form which displays all of the current fields and values associated with that item, all of which can be modified or removed.</text:p>
      <text:p text:style-name="P126"/>
      <text:h text:style-name="P127" text:outline-level="2">Use Case: 3_Payment</text:h>
      <text:p text:style-name="P128">The user can pay the payment of his/her order on different ways e.g. (Jazz-Cash, Banking App, Cash, Easy-paisa) by using this application.<text:s/></text:p>
      <text:p text:style-name="P129"/>
      <text:h text:style-name="P130" text:outline-level="2">Use Case: 4_Location</text:h>
      <text:p text:style-name="P131">The user can add the location this application. This app provides the functionality to build a bridge between the admin and the delivery boy. Through this Delivery boy app, the admin can manage the orders and assign them to the respective delivery.</text:p>
      <text:p text:style-name="P132">Use Case: 5_login (Asher Khan Swati sp21-bse-044)</text:p>
      <text:p text:style-name="P133">When the user interacts with login page and enter his id and password the system identify the id and password and then move to dashboard.</text:p>
      <text:p text:style-name="P134">Use Case 6_Register (Asher Khan Swati sp21-bse-044)</text:p>
      <text:p text:style-name="P135">Users register himself though their email address and create id and password then system<text:s/></text:p>
      <text:p text:style-name="P136">Identify their id and password and then move to dashboard.</text:p>
      <text:p text:style-name="P137">Use case 7: Search Hotel (Asher Khan Swati sp21-bse-044)</text:p>
      <text:p text:style-name="P138">After registration and login, the user search hotel near him and select item and make order.</text:p>
      <text:p text:style-name="P139"/>
      <text:p text:style-name="P140"/>
      <text:soft-page-break/>
      <text:p text:style-name="Normal"><text:span text:style-name="T141">Use Case 8: Add Item (Asher Khan Swati)</text:span></text:p>
      <text:p text:style-name="P142">When User select item if he wants to add another item then user add his item in the cart and make order.</text:p>
      <text:p text:style-name="P143">Use Case 9: Logout (Asher Khan Swati)</text:p>
      <text:p text:style-name="P144">After the completion of order and payment the user logout the system.</text:p>
      <text:p text:style-name="P145"/>
      <text:p text:style-name="Normal"><text:span text:style-name="T146">Fully dressed use case:</text:span></text:p>
      <text:h text:style-name="P147" text:outline-level="2">Ahsan Ali (SP20-BSE-060)</text:h>
      <text:h text:style-name="Heading2" text:outline-level="2"><text:span text:style-name="T148">Use Case:<text:s/></text:span><text:span text:style-name="T149">1</text:span><text:span text:style-name="T150">_ Order</text:span></text:h>
      <text:p text:style-name="Normal"><text:span text:style-name="T151">scope</text:span><text:span text:style-name="T152">:</text:span><text:span text:style-name="T153"><text:s/></text:span>customer order</text:p>
      <text:p text:style-name="Normal"><text:span text:style-name="T154">primary Actors</text:span>: customer, admin.</text:p>
      <text:p text:style-name="Normal"><text:span text:style-name="T155">Stake holder and interest:</text:span></text:p>
      <text:p text:style-name="Normal"><text:span text:style-name="T156">(Customer)</text:span><text:s/>Customers prefer using the food ordering app over ordering food online.</text:p>
      <text:p text:style-name="Normal">In this system customer can order the food easily at any time.</text:p>
      <text:p text:style-name="Normal"><text:span text:style-name="T157">(Admin)<text:s/></text:span>Admin manage the whole application and also see the order of the customers.</text:p>
      <text:p text:style-name="Normal"><text:span text:style-name="T158">Preconditions:</text:span><text:s/>Customer can order through this application.</text:p>
      <text:p text:style-name="Normal"><text:span text:style-name="T159">Success guarantee</text:span><text:span text:style-name="T160"><text:s/>(or Postconditions):<text:s/></text:span>Customer can order the food easily at any time.</text:p>
      <text:p text:style-name="Normal"><text:span text:style-name="T161">Main success scenario or Basic flow:</text:span></text:p>
      <text:list text:style-name="LFO3" text:continue-numbering="true">
        <text:list-item>
          <text:p text:style-name="P162">Customer can order through this application.</text:p>
        </text:list-item>
        <text:list-item>
          <text:p text:style-name="P163">Admin manage the whole application</text:p>
        </text:list-item>
        <text:list-item>
          <text:p text:style-name="P164">Customer can order the food easily at any time.</text:p>
        </text:list-item>
        <text:list-item>
          <text:p text:style-name="P165">Admin also see the order of the customers.</text:p>
        </text:list-item>
      </text:list>
      <text:p text:style-name="Normal"><text:bookmark-start text:name="_Hlk116254668"/><text:span text:style-name="T166">Extension or alternative flows:</text:span></text:p>
      <text:p text:style-name="Normal"><text:span text:style-name="T167">If any time network can’t be working properly</text:span></text:p>
      <text:list text:style-name="LFO4" text:continue-numbering="true">
        <text:list-item>
          <text:p text:style-name="P168"><text:span text:style-name="T169">During the order, network cannot be working.</text:span></text:p>
        </text:list-item>
        <text:list-item>
          <text:p text:style-name="P170"><text:span text:style-name="T171">Customer can phone call</text:span><text:bookmark-end text:name="_Hlk116254668"/><text:span text:style-name="T172"><text:s/>to the admin.</text:span></text:p>
        </text:list-item>
      </text:list>
      <text:p text:style-name="P173">If system does not recover:</text:p>
      <text:list text:style-name="LFO5" text:continue-numbering="true">
        <text:list-item>
          <text:p text:style-name="P174">The user will suspend the operation and the system will show an error message.<text:s/></text:p>
        </text:list-item>
        <text:list-item>
          <text:p text:style-name="P175">The user starts a new operation and continue to his work.<text:s/></text:p>
        </text:list-item>
      </text:list>
      <text:p text:style-name="NoSpacing"/>
      <text:p text:style-name="NoSpacing"><text:span text:style-name="T176">Special requirements:</text:span></text:p>
      <text:list text:style-name="LFO6" text:continue-numbering="true">
        <text:list-item>
          <text:p text:style-name="P177"><text:span text:style-name="T178">The user can order the food by using this application.</text:span></text:p>
        </text:list-item>
        <text:list-item>
          <text:p text:style-name="P179"><text:span text:style-name="T180">The application should connect to the admin.</text:span></text:p>
        </text:list-item>
      </text:list>
      <text:p text:style-name="P181"/>
      <text:p text:style-name="NoSpacing"><text:span text:style-name="T182">Technology and Data Variations List:</text:span></text:p>
      <text:p text:style-name="NoSpacing">This application should connect to the restaurant.</text:p>
      <text:p text:style-name="P183"/>
      <text:p text:style-name="NoSpacing"/>
      <text:p text:style-name="P184"/>
      <text:p text:style-name="P185"/>
      <text:p text:style-name="Normal"/>
      <text:h text:style-name="Heading2" text:outline-level="2"/>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ras Bold ITC" svg:font-family="Eras Bold ITC" style:font-family-generic="swiss" style:font-pitch="variable" svg:panose-1="2 11 9 7 3 5 4 2 2 4"/>
    <style:font-face style:name="Algerian" svg:font-family="Algerian" style:font-family-generic="decorative" style:font-pitch="variable" svg:panose-1="4 2 7 5 4 10 2 6 7 2"/>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hyphenate="false"/>
    </style:style>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paragraph-properties fo:margin-bottom="0.0694in" fo:line-height="115%"/>
      <style:text-properties style:font-name-complex="Arial" fo:language="en" fo:country="US" style:language-complex="ur" style:country-complex="PK" fo:hyphenate="false"/>
    </style:style>
    <style:style style:name="TOC2" style:display-name="TOC 2" style:family="paragraph" style:parent-style-name="Normal" style:next-style-name="Normal">
      <style:paragraph-properties fo:margin-bottom="0.0694in" fo:line-height="115%" fo:margin-left="0.1527in">
        <style:tab-stops/>
      </style:paragraph-properties>
      <style:text-properties style:font-name-complex="Arial" fo:language="en" fo:country="US" style:language-complex="ur" style:country-complex="PK" fo:hyphenate="false"/>
    </style:style>
    <style:style style:name="TOC3" style:display-name="TOC 3" style:family="paragraph" style:parent-style-name="Normal" style:next-style-name="Normal">
      <style:paragraph-properties fo:margin-bottom="0.0694in" fo:line-height="115%" fo:margin-left="0.3055in">
        <style:tab-stops/>
      </style:paragraph-properties>
      <style:text-properties style:font-name-complex="Arial" fo:language="en" fo:country="US" style:language-complex="ur" style:country-complex="PK"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text-properties style:font-name="Cambria" style:font-name-asian="SimSun" fo:color="#365F91" fo:language="en" fo:country="U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a" style:display-name="a" style:family="text" style:parent-style-name="DefaultParagraphFont"/>
    <style:style style:name="l8" style:display-name="l8"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language="en" fo:country="US" fo:hyphenate="false"/>
    </style:style>
    <style:style style:name="Strong" style:display-name="Strong" style:family="text" style:parent-style-name="DefaultParagraphFont">
      <style:text-properties fo:font-weight="bold" style:font-weight-asian="bold" style:font-weight-complex="bold"/>
    </style:style>
    <style:style style:name="docemphstrong" style:display-name="docemphstrong" style:family="text" style:parent-style-name="DefaultParagraphFont"/>
    <style:style style:name="doctext" style:display-name="doctext" style:family="paragraph" style:parent-style-name="Normal">
      <style:paragraph-properties fo:margin-top="0.0694in" fo:margin-bottom="0.0694in" fo:line-height="100%"/>
      <style:text-properties style:font-name="Times New Roman" style:font-name-asian="Times New Roman" fo:font-size="12pt" style:font-size-asian="12pt" style:font-size-complex="12pt" fo:language="en" fo:country="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069in dashed #000000" fo:padding="0.6597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hsan Ali</meta:initial-creator>
    <dc:creator>muhammad asher alam</dc:creator>
    <meta:creation-date>2022-10-09T19:52:00Z</meta:creation-date>
    <dc:date>2022-10-27T17:36:00Z</dc:date>
    <meta:template xlink:href="Normal" xlink:type="simple"/>
    <meta:editing-cycles>6</meta:editing-cycles>
    <meta:editing-duration>PT6660S</meta:editing-duration>
    <meta:document-statistic meta:page-count="8" meta:paragraph-count="20" meta:word-count="1559" meta:character-count="10430" meta:row-count="74" meta:non-whitespace-character-count="8891"/>
  </office:meta>
</office:document-meta>
</file>